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OS PostgreSQL</text:p>
      <text:p text:style-name="P1"/>
      <text:p text:style-name="P4"/>
      <text:p text:style-name="P1">1) INSERT sintaxis</text:p>
      <text:p text:style-name="P4"/>
      <text:p text:style-name="P4">La sintaxis abreviada de Insert solo es válida si no existe ningún campo serial o sequence.</text:p>
      <text:p text:style-name="P4"/>
      <text:p text:style-name="P8">A) OK</text:p>
      <text:p text:style-name="P7">CREATE TABLE provincias</text:p>
      <text:p text:style-name="P7"><text:s text:c="2"/>(id integer,</text:p>
      <text:p text:style-name="P7"><text:s text:c="3"/>nombreProvincia character varying(30),</text:p>
      <text:p text:style-name="P7"><text:s text:c="3"/>poblacion bigint</text:p>
      <text:p text:style-name="P7"><text:s text:c="2"/>);</text:p>
      <text:p text:style-name="P7"><text:s text:c="4"/></text:p>
      <text:p text:style-name="P7">INSERT INTO provincias</text:p>
      <text:p text:style-name="P7">VALUES (1, 'Barcelona', 150);</text:p>
      <text:p text:style-name="P8"/>
      <text:p text:style-name="P8">B) ERROR</text:p>
      <text:p text:style-name="P7">CREATE TABLE provincias</text:p>
      <text:p text:style-name="P7"><text:s text:c="2"/>(id SERIAL,</text:p>
      <text:p text:style-name="P7"><text:s text:c="3"/>nombreProvincia character varying(30),</text:p>
      <text:p text:style-name="P7"><text:s text:c="3"/>poblacion bigint</text:p>
      <text:p text:style-name="P7"><text:s text:c="2"/>);</text:p>
      <text:p text:style-name="P7"><text:s text:c="4"/></text:p>
      <text:p text:style-name="P7">INSERT INTO provincias</text:p>
      <text:p text:style-name="P5">VALUES ( 'Barcelona', 150);</text:p>
      <text:p text:style-name="P5"/>
      <text:p text:style-name="P6"/>
      <text:p text:style-name="P2">2) ASSERTION y DOMAIN</text:p>
      <text:p text:style-name="P4"/>
      <text:p text:style-name="P4">Existen en el estándar ANSI pero no en PostgreSQL.</text:p>
      <text:p text:style-name="P4"/>
      <text:p text:style-name="P4"/>
      <text:p text:style-name="P2">3) COLLATION y COLLATE</text:p>
      <text:p text:style-name="P4"/>
      <text:p text:style-name="P4">LC_COLLATE: especifica el orden por defecto que tendrán las filas que se ordenan por <text:s/>una columna "string" cuando se especifique un ORDER BY. Por defecto será la de la plantilla. Por ejemplo ¿qué va primero, una mayúscula o una minúscula? </text:p>
      <text:p text:style-name="P4"/>
      <text:p text:style-name="P4">Existe como opción, entre otros en el CREATE TABLE</text:p>
      <text:p text:style-name="P4"/>
      <text:p text:style-name="P9"><text:span text:style-name="T1">CREATE DATABASE</text:span></text:p>
      <text:p text:style-name="P9">CREATE DATABASE db_name</text:p>
      <text:p text:style-name="P9"><text:s/>OWNER = <text:s/>role_name</text:p>
      <text:p text:style-name="P9"><text:s/>TEMPLATE = template</text:p>
      <text:p text:style-name="P9"><text:s/>ENCODING = encoding</text:p>
      <text:p text:style-name="P9"><text:s/>LC_COLLATE = collate</text:p>
      <text:p text:style-name="P9"><text:s/>LC_CTYPE = ctype</text:p>
      <text:p text:style-name="P9"><text:s/>TABLESPACE = tablespace_name</text:p>
      <text:p text:style-name="P4"><text:s/>CONNECTION LIMIT = max_concurrent_connection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én Belén</meta:initial-creator>
    <meta:creation-date>2017-04-06T20:41:32.96</meta:creation-date>
    <dc:date>2017-04-06T20:47:11.71</dc:date>
    <dc:creator>Belén Belén</dc:creator>
    <meta:editing-duration>PT5M37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35" meta:word-count="154" meta:character-count="1039"/>
  </office:meta>
</office:document-meta>
</file>